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BE00005BAB0000155571BC5D85B132442C.wmf" manifest:media-type="image/x-wmf"/>
  <manifest:file-entry manifest:full-path="Pictures/200000B500001555000015556B4C4A5A0F1242DE.wmf" manifest:media-type="image/x-wm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Geneva" svg:font-family="Geneva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Geneva1" svg:font-family="Geneva" style:font-pitch="fixed"/>
    <style:font-face style:name="ＭＳ Ｐゴシック2" svg:font-family="'ＭＳ Ｐゴシック'" style:font-pitch="fixed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.725cm" fo:min-width="19.1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19cm" fo:min-width="13.651cm" fo:padding-top="0.125cm" fo:padding-bottom="0.125cm" fo:padding-left="0.25cm" fo:padding-right="0.25cm" fo:wrap-option="no-wrap"/>
    </style:style>
    <style:style style:name="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elfolie-subtitle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notes">
      <style:graphic-properties draw:fill-color="#ffffff" draw:auto-grow-height="true" fo:min-height="13.364cm"/>
    </style:style>
    <style:style style:name="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draw:auto-grow-height="true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0cm" fo:margin-right="0cm" fo:margin-top="0.31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6.5pt"/>
    </style:style>
    <style:style style:name="P4" style:family="paragraph">
      <loext:graphic-properties draw:fill="none" draw:fill-color="#ffffff"/>
      <style:paragraph-properties fo:margin-left="0cm" fo:margin-right="0cm" fo:margin-top="0.31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6.5pt"/>
    </style:style>
    <style:style style:name="P5" style:family="paragraph">
      <style:paragraph-properties fo:margin-top="0.212cm" fo:margin-bottom="0cm" fo:line-height="100%" fo:text-align="center" style:punctuation-wrap="hanging" style:writing-mode="lr-tb"/>
      <style:text-properties fo:font-size="19.8999996185303pt"/>
    </style:style>
    <style:style style:name="P6" style:family="paragraph">
      <loext:graphic-properties draw:fill="none"/>
      <style:paragraph-properties fo:margin-top="0.212cm" fo:margin-bottom="0cm" fo:line-height="100%" fo:text-align="center" style:punctuation-wrap="hanging" style:writing-mode="lr-tb" style:font-independent-line-spacing="true"/>
      <style:text-properties fo:font-size="19.8999996185303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9" style:family="paragraph">
      <style:paragraph-properties fo:margin-top="0cm" fo:margin-bottom="0cm" fo:line-height="100%" fo:text-align="start" style:punctuation-wrap="hanging" style:writing-mode="lr-tb"/>
      <style:text-properties fo:font-size="19.8999996185303pt"/>
    </style:style>
    <style:style style:name="P10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fo:font-size="19.8999996185303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" style:font-size-asian="44pt" style:font-style-asian="normal" style:font-weight-asian="bold" style:font-name-complex="Arial1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Geneva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Arial1" style:font-size-complex="3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ＭＳ Ｐゴシック1" style:font-size-asian="12pt" style:font-style-asian="normal" style:font-weight-asian="bold" style:font-name-complex="Geneva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Geneva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frame draw:name="Titel 1" presentation:style-name="pr1" draw:text-style-name="P2" draw:layer="layout" svg:width="21.699cm" svg:height="3.375cm" svg:x="3.733cm" svg:y="1.575cm" presentation:class="title" presentation:user-transformed="true">
          <draw:text-box>
            <text:p text:style-name="P1"><text:span text:style-name="T1">Vortragstitel</text:span></text:p>
          </draw:text-box>
        </draw:frame>
        <draw:frame draw:name="Untertitel 2" presentation:style-name="pr2" draw:text-style-name="P4" draw:layer="layout" svg:width="19.599cm" svg:height="2.092cm" svg:x="4.783cm" svg:y="5.436cm" presentation:class="subtitle" presentation:user-transformed="true">
          <draw:text-box>
            <text:p text:style-name="P3"><text:span text:style-name="T2">Aaron Spring</text:span></text:p>
          </draw:text-box>
        </draw:frame>
        <draw:custom-shape draw:name="Untertitel 2" draw:style-name="gr1" draw:text-style-name="P6" draw:layer="layout" svg:width="19.599cm" svg:height="2.974cm" svg:x="4.783cm" svg:y="9.625cm">
          <text:p text:style-name="P5"><text:span text:style-name="T3">Max-Planck-Institut für Meteorologie</text:span><text:span text:style-name="T3"><text:line-break/></text:span><text:span text:style-name="T3">Hambur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el_20_und_20_Inhalt" presentation:presentation-page-layout-name="AL2T11">
        <draw:frame draw:name="Titel 3" presentation:style-name="pr4" draw:text-style-name="P2" draw:layer="layout" svg:width="25.433cm" svg:height="2.624cm" svg:x="1.166cm" svg:y="0.63cm" presentation:class="title" presentation:user-transformed="true">
          <draw:text-box>
            <text:p/>
          </draw:text-box>
        </draw:frame>
        <draw:frame draw:name="Inhaltsplatzhalter 4" presentation:style-name="pr5" draw:text-style-name="P8" draw:layer="layout" svg:width="25.433cm" svg:height="10.393cm" svg:x="1.166cm" svg:y="3.675cm" presentation:class="outline" presentation:placeholder="true" presentation:user-transformed="true">
          <draw:text-box/>
        </draw:frame>
        <draw:custom-shape draw:name="Textfeld 3" draw:style-name="gr3" draw:text-style-name="P10" draw:layer="layout" svg:width="14.15cm" svg:height="0.768cm" svg:x="5.6cm" svg:y="14.63cm">
          <text:p text:style-name="P9"><text:span text:style-name="T4">Untertitel 1</text:span><text:span text:style-name="T5"> • Untertitel 2 • Untertitel 3 • Untertitel 4 • Untertitel 5 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Geneva" svg:font-family="Geneva"/>
    <style:font-face style:name="ＭＳ Ｐゴシック1" svg:font-family="'ＭＳ Ｐゴシック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Geneva2" svg:font-family="Geneva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enQuanYi Zen Hei1" svg:font-family="'WenQuanYi Zen Hei'" style:font-pitch="variable"/>
    <style:font-face style:name="ＭＳ Ｐゴシック" svg:font-family="'ＭＳ Ｐゴシック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  <style:font-face style:name="Geneva1" svg:font-family="Geneva" style:font-pitch="fixed"/>
    <style:font-face style:name="ＭＳ Ｐゴシック2" svg:font-family="'ＭＳ Ｐゴシック'" style:font-pitch="fixed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language-asian="de" style:country-asian="DE" style:font-style-asian="normal" style:font-weight-asian="normal" style:font-name-complex="Geneva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5pt" fo:letter-spacing="normal" fo:language="de" fo:country="DE" fo:font-style="normal" fo:text-shadow="none" style:text-underline-style="none" fo:font-weight="normal" style:letter-kerning="true" fo:background-color="transparent" style:font-name-asian="Geneva1" style:font-family-asian="Geneva" style:font-pitch-asian="fixed" style:font-size-asian="32pt" style:language-asian="de" style:country-asian="DE" style:font-style-asian="normal" style:font-weight-asian="normal" style:font-name-complex="Arial1" style:font-family-complex="Arial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name-asian="Geneva1" style:font-family-asian="Geneva" style:font-pitch-asian="fixed" style:font-size-asian="24pt" style:font-style-asian="normal" style:font-weight-asian="normal" style:font-name-complex="Arial1" style:font-family-complex="Arial" style:font-size-complex="24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.247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.165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6.6000003814697pt" fo:letter-spacing="normal" fo:font-style="normal" style:text-underline-style="none" fo:font-weight="normal" style:font-name-asian="Geneva1" style:font-family-asian="Geneva" style:font-pitch-asian="fixed" style:font-size-asian="20pt" style:font-style-asian="normal" style:font-weight-asian="normal" style:font-name-complex="Arial1" style:font-family-complex="Arial" style:font-size-complex="20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6.4000015258789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44pt" style:language-asian="de" style:country-asian="DE" style:font-style-asian="normal" style:font-weight-asian="normal" style:font-name-complex="Geneva" style:font-family-complex="Geneva" style:font-size-complex="4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fill="solid" draw:fill-color="#edf8f6" draw:textarea-vertical-align="middle" draw:auto-grow-height="false" draw:fit-to-size="false" fo:min-height="0.99cm" fo:min-width="27.5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elfoli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_20_und_20_Inhal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el_20_und_20_Inhal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df8f6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simple" style:writing-mode="lr-tb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text-align="start"/>
      <style:text-properties fo:font-size="32pt"/>
    </style:style>
    <style:style style:name="MP10" style:family="paragraph">
      <style:paragraph-properties fo:margin-left="0cm" fo:margin-right="0cm" fo:margin-top="0.226cm" fo:margin-bottom="0cm" fo:line-height="100%" fo:text-align="start" fo:text-indent="0cm" style:punctuation-wrap="simple" style:writing-mode="lr-tb"/>
      <style:text-properties fo:font-size="32p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  <style:text-properties fo:font-size="32pt"/>
    </style:style>
    <style:style style:name="MP12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  <style:text-properties fo:font-size="32pt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  <style:text-properties fo:font-size="32pt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Geneva1" style:font-size-asian="44pt" style:font-style-asian="normal" style:font-weight-asian="bold" style:font-name-complex="Arial1" style:font-size-complex="44pt" style:font-style-complex="normal" style:font-weight-complex="bold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Geneva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Geneva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Geneva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Geneva1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elfolie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1.102cm" svg:height="0.827cm" svg:x="0.383cm" svg:y="14.721cm">
        <draw:image xlink:href="Pictures/200000B500001555000015556B4C4A5A0F1242DE.wmf" xlink:type="simple" xlink:show="embed" xlink:actuate="onLoad">
          <text:p/>
        </draw:image>
      </draw:frame>
      <draw:frame draw:name="Bild 5" draw:style-name="Mgr4" draw:text-style-name="MP6" draw:layer="backgroundobjects" svg:width="4.705cm" svg:height="0.827cm" svg:x="22.954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1" draw:text-style-name="MP8" draw:layer="backgroundobjects" svg:width="23.799cm" svg:height="3.375cm" svg:x="2.1cm" svg:y="4.892cm" presentation:class="title" presentation:user-transformed="true">
        <draw:text-box>
          <text:p text:style-name="MP7"><text:span text:style-name="MT1">Mastertitelformat bearbeiten</text:span></text:p>
        </draw:text-box>
      </draw:frame>
      <draw:frame presentation:style-name="Titelfoli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draw:custom-shape draw:name="Rechteck 3" draw:style-name="Mgr3" draw:text-style-name="MP5" draw:layer="backgroundobjects" svg:width="27.999cm" svg:height="1.239cm" svg:x="0cm" svg:y="14.5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4" draw:style-name="Mgr4" draw:text-style-name="MP6" draw:layer="backgroundobjects" svg:width="4.705cm" svg:height="0.827cm" svg:x="0.383cm" svg:y="14.721cm">
        <draw:image xlink:href="Pictures/200000BE00005BAB0000155571BC5D85B132442C.wmf" xlink:type="simple" xlink:show="embed" xlink:actuate="onLoad">
          <text:p/>
        </draw:image>
      </draw:frame>
      <draw:frame draw:name="Titel 1" presentation:style-name="Mpr4" draw:text-style-name="MP8" draw:layer="backgroundobjects" svg:width="25.433cm" svg:height="2.624cm" svg:x="1.166cm" svg:y="0.63cm" presentation:class="title" presentation:user-transformed="true">
        <draw:text-box>
          <text:p text:style-name="MP7"><text:span text:style-name="MT1">Mastertitelformat bearbeiten</text:span></text:p>
        </draw:text-box>
      </draw:frame>
      <draw:frame draw:name="Inhaltsplatzhalter 2" presentation:style-name="Mpr5" draw:text-style-name="MP14" draw:layer="backgroundobjects" svg:width="25.433cm" svg:height="10.393cm" svg:x="1.166cm" svg:y="3.675cm" presentation:class="outline" presentation:user-transformed="true">
        <draw:text-box>
          <text:list text:style-name="ML4">
            <text:list-item>
              <text:p text:style-name="MP9"><text:span text:style-name="MT2">Click to edit the outline text format</text:span></text:p>
              <text:list>
                <text:list-item>
                  <text:p text:style-name="MP9"><text:span text:style-name="MT2">Second Outline Level</text:span></text:p>
                  <text:list>
                    <text:list-item>
                      <text:p text:style-name="MP9"><text:span text:style-name="MT2">Third Outline Level</text:span></text:p>
                      <text:list>
                        <text:list-item>
                          <text:p text:style-name="MP9"><text:span text:style-name="MT2">Fourth Outline Level</text:span></text:p>
                          <text:list>
                            <text:list-item>
                              <text:p text:style-name="MP9"><text:span text:style-name="MT2">Fifth Outline Level</text:span></text:p>
                              <text:list>
                                <text:list-item>
                                  <text:p text:style-name="MP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2">Seventh Outline Level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3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2"><text:span text:style-name="MT4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5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RÄSENTATION</dc:title>
    <meta:initial-creator>Norbert P. Noreiks</meta:initial-creator>
    <meta:editing-cycles>48</meta:editing-cycles>
    <meta:print-date>2009-09-23T16:02:23</meta:print-date>
    <meta:creation-date>2009-09-23T15:10:23</meta:creation-date>
    <dc:date>2017-01-30T10:39:10.390013374</dc:date>
    <meta:editing-duration>PT1M45S</meta:editing-duration>
    <meta:generator>LibreOffice/5.1.5.2$Linux_X86_64 LibreOffice_project/7a864d8825610a8c07cfc3bc01dd4fce6a9447e5</meta:generator>
    <meta:document-statistic meta:object-count="41"/>
    <meta:user-defined meta:name="AppVersion">14.0000</meta:user-defined>
    <meta:user-defined meta:name="Company">MPI für Meteorologi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